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500000090224CA9C178E02F1B.png" manifest:media-type="image/png"/>
  <manifest:file-entry manifest:full-path="Pictures/1000020100000073000000972D91C53EA4A0A722.png" manifest:media-type="image/png"/>
  <manifest:file-entry manifest:full-path="Pictures/1000020100000072000000900DCD58A6AA78967C.png" manifest:media-type="image/png"/>
  <manifest:file-entry manifest:full-path="Pictures/100002010000008900000099119066EA11351913.png" manifest:media-type="image/png"/>
  <manifest:file-entry manifest:full-path="Pictures/10000201000000920000008BB0DB123D460D0453.png" manifest:media-type="image/png"/>
  <manifest:file-entry manifest:full-path="Pictures/10000201000000AD0000007505DF1CFFA2D52FB7.png" manifest:media-type="image/png"/>
  <manifest:file-entry manifest:full-path="Pictures/100002010000008300000082B830856AAA529735.png" manifest:media-type="image/png"/>
  <manifest:file-entry manifest:full-path="Pictures/100002010000008200000090F576356997D99E0B.png" manifest:media-type="image/png"/>
  <manifest:file-entry manifest:full-path="Pictures/100002010000006500000095589433C31F8CBE14.png" manifest:media-type="image/png"/>
  <manifest:file-entry manifest:full-path="Pictures/10000201000000600000007098BC10796A759721.png" manifest:media-type="image/png"/>
  <manifest:file-entry manifest:full-path="Pictures/1000020100000085000000961E68FCC2A27B1258.png" manifest:media-type="image/png"/>
  <manifest:file-entry manifest:full-path="Pictures/100002010000006E000000861C668539ADA2D37E.png" manifest:media-type="image/png"/>
  <manifest:file-entry manifest:full-path="Pictures/10000201000000470000007D8A0B97F47A81F7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8.552cm" fo:min-width="8.302cm" fo:padding-top="0.177cm" fo:padding-bottom="0.177cm" fo:padding-left="0.302cm" fo:padding-right="0.302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102cm" fo:min-width="4.6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fo:min-height="1.001cm" fo:min-width="3.817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1.326cm" fo:min-width="3.818cm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5.216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678cm" fo:min-width="5.973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917cm" fo:min-width="4.669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917cm" fo:min-width="5.2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fe7f5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032cm" svg:height="2.251cm" svg:x="2.032cm" svg:y="1.271cm">
          <draw:image xlink:href="Pictures/100002010000008200000090F576356997D99E0B.png" xlink:type="simple" xlink:show="embed" xlink:actuate="onLoad">
            <text:p/>
          </draw:image>
        </draw:frame>
        <draw:custom-shape draw:style-name="gr2" draw:text-style-name="P1" draw:layer="layout" svg:width="12.446cm" svg:height="12.446cm" svg:x="6.85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682cm" svg:height="2.936cm" draw:transform="rotate (-0.302640092295817) translate (4.939cm 1.417cm)">
          <text:p text:style-name="P2">Sends Data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957cm" svg:height="2.935cm" svg:x="9.743cm" svg:y="4.685cm">
          <draw:image xlink:href="Pictures/100002010000008300000082B830856AAA529735.png" xlink:type="simple" xlink:show="embed" xlink:actuate="onLoad">
            <text:p/>
          </draw:image>
        </draw:frame>
        <draw:frame draw:style-name="gr1" draw:text-style-name="P1" draw:layer="layout" svg:width="3.153cm" svg:height="3.556cm" svg:x="13.716cm" svg:y="4.826cm">
          <draw:image xlink:href="Pictures/1000020100000085000000961E68FCC2A27B1258.png" xlink:type="simple" xlink:show="embed" xlink:actuate="onLoad">
            <text:p/>
          </draw:image>
        </draw:frame>
        <draw:frame draw:style-name="gr1" draw:text-style-name="P1" draw:layer="layout" svg:width="1.589cm" svg:height="2.798cm" svg:x="16.953cm" svg:y="9.14cm">
          <draw:image xlink:href="Pictures/10000201000000470000007D8A0B97F47A81F780.png" xlink:type="simple" xlink:show="embed" xlink:actuate="onLoad">
            <text:p/>
          </draw:image>
        </draw:frame>
        <draw:frame draw:style-name="gr1" draw:text-style-name="P1" draw:layer="layout" svg:width="2.286cm" svg:height="2.785cm" svg:x="13.97cm" svg:y="8.899cm">
          <draw:image xlink:href="Pictures/100002010000006E000000861C668539ADA2D37E.png" xlink:type="simple" xlink:show="embed" xlink:actuate="onLoad">
            <text:p/>
          </draw:image>
        </draw:frame>
        <draw:frame draw:style-name="gr1" draw:text-style-name="P1" draw:layer="layout" svg:width="2.539cm" svg:height="2.962cm" svg:x="9.653cm" svg:y="10.754cm">
          <draw:image xlink:href="Pictures/10000201000000600000007098BC10796A759721.png" xlink:type="simple" xlink:show="embed" xlink:actuate="onLoad">
            <text:p/>
          </draw:image>
        </draw:frame>
        <draw:frame draw:style-name="gr1" draw:text-style-name="P1" draw:layer="layout" svg:width="3.81cm" svg:height="2.577cm" svg:x="12.6cm" svg:y="12.042cm">
          <draw:image xlink:href="Pictures/10000201000000AD0000007505DF1CFFA2D52FB7.png" xlink:type="simple" xlink:show="embed" xlink:actuate="onLoad">
            <text:p/>
          </draw:image>
        </draw:frame>
        <draw:frame draw:style-name="gr4" draw:text-style-name="P4" draw:layer="layout" svg:width="6.858cm" svg:height="2.093cm" svg:x="7.112cm" svg:y="8.321cm">
          <draw:text-box>
            <text:p><text:span text:style-name="T1">Application</text:span><text:span text:style-name="T1"><text:line-break/></text:span><text:span text:style-name="T1">Environment</text:span></text:p>
          </draw:text-box>
        </draw:frame>
        <draw:frame draw:style-name="gr1" draw:text-style-name="P1" draw:layer="layout" svg:width="2.668cm" svg:height="2.54cm" svg:x="1.642cm" svg:y="5.08cm">
          <draw:image xlink:href="Pictures/10000201000000920000008BB0DB123D460D0453.png" xlink:type="simple" xlink:show="embed" xlink:actuate="onLoad">
            <text:p/>
          </draw:image>
        </draw:frame>
        <draw:frame draw:style-name="gr1" draw:text-style-name="P1" draw:layer="layout" svg:width="2.354cm" svg:height="2.629cm" svg:x="1.162cm" svg:y="10.033cm">
          <draw:image xlink:href="Pictures/100002010000008900000099119066EA11351913.png" xlink:type="simple" xlink:show="embed" xlink:actuate="onLoad">
            <text:p/>
          </draw:image>
        </draw:frame>
        <draw:frame draw:style-name="gr1" draw:text-style-name="P1" draw:layer="layout" svg:width="2.052cm" svg:height="2.592cm" svg:x="1.57cm" svg:y="14.894cm">
          <draw:image xlink:href="Pictures/1000020100000072000000900DCD58A6AA78967C.png" xlink:type="simple" xlink:show="embed" xlink:actuate="onLoad">
            <text:p/>
          </draw:image>
        </draw:frame>
        <draw:frame draw:style-name="gr1" draw:text-style-name="P1" draw:layer="layout" svg:width="2.321cm" svg:height="3.048cm" svg:x="24.141cm" svg:y="1.37cm">
          <draw:image xlink:href="Pictures/1000020100000073000000972D91C53EA4A0A722.png" xlink:type="simple" xlink:show="embed" xlink:actuate="onLoad">
            <text:p/>
          </draw:image>
        </draw:frame>
        <draw:frame draw:style-name="gr1" draw:text-style-name="P1" draw:layer="layout" svg:width="1.81cm" svg:height="2.671cm" svg:x="24.341cm" svg:y="6.858cm">
          <draw:image xlink:href="Pictures/100002010000006500000095589433C31F8CBE14.png" xlink:type="simple" xlink:show="embed" xlink:actuate="onLoad">
            <text:p/>
          </draw:image>
        </draw:frame>
        <draw:frame draw:style-name="gr1" draw:text-style-name="P1" draw:layer="layout" svg:width="1.959cm" svg:height="2.794cm" svg:x="23.876cm" svg:y="13.462cm">
          <draw:image xlink:href="Pictures/100002010000006500000090224CA9C178E02F1B.png" xlink:type="simple" xlink:show="embed" xlink:actuate="onLoad">
            <text:p/>
          </draw:image>
        </draw:frame>
        <draw:custom-shape draw:style-name="gr5" draw:text-style-name="P3" draw:layer="layout" svg:width="4.784cm" svg:height="2.717cm" draw:transform="rotate (-0.153239908325102) translate (4.725cm 5.08cm)">
          <text:p text:style-name="P2">Implements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4.785cm" svg:height="3.424cm" draw:transform="rotate (-0.0813323431429363) translate (4.057cm 10.006cm)">
          <text:p text:style-name="P2">Privacy <text:line-break/>Assurance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6.334cm" svg:height="3.042cm" draw:transform="rotate (0.371231531899194) translate (3.669cm 15.071cm)">
          <text:p text:style-name="P2">Norms and <text:line-break/>Certifications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96cm" svg:height="3.854cm" draw:transform="rotate (0.370358867273197) translate (16.306cm 4.238cm)">
          <text:p text:style-name="P2">Looks for Sensitive <text:line-break/>Dat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5.906cm" svg:height="2.333cm" draw:transform="rotate (0.212581102892909) translate (18.076cm 8.248cm)">
          <text:p text:style-name="P2">Does Busines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6.54cm" svg:height="2.333cm" draw:transform="rotate (-0.282219740047484) translate (17.696cm 11.684cm)">
          <text:p text:style-name="P2">Analyzes Dat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302cm" svg:height="1.05cm" svg:x="1.732cm" svg:y="3.422cm">
          <draw:text-box>
            <text:p text:style-name="P2">User</text:p>
          </draw:text-box>
        </draw:frame>
        <draw:frame draw:style-name="gr12" draw:text-style-name="P6" draw:layer="layout" svg:width="5.564cm" svg:height="1.673cm" svg:x="0cm" svg:y="7.522cm">
          <draw:text-box>
            <text:p text:style-name="P2">Development Team</text:p>
          </draw:text-box>
        </draw:frame>
        <draw:frame draw:style-name="gr12" draw:text-style-name="P6" draw:layer="layout" svg:width="5.564cm" svg:height="1.673cm" svg:x="-0.276cm" svg:y="12.605cm">
          <draw:text-box>
            <text:p text:style-name="P2">Privacy <text:line-break/>Engineer</text:p>
          </draw:text-box>
        </draw:frame>
        <draw:frame draw:style-name="gr12" draw:text-style-name="P6" draw:layer="layout" svg:width="5.564cm" svg:height="1.673cm" svg:x="0.024cm" svg:y="17.306cm">
          <draw:text-box>
            <text:p text:style-name="P2">Regulatory Agency</text:p>
          </draw:text-box>
        </draw:frame>
        <draw:frame draw:style-name="gr12" draw:text-style-name="P6" draw:layer="layout" svg:width="4.426cm" svg:height="1.673cm" svg:x="22.752cm" svg:y="16.256cm">
          <draw:text-box>
            <text:p text:style-name="P2">Data <text:line-break/>Recipient</text:p>
          </draw:text-box>
        </draw:frame>
        <draw:frame draw:style-name="gr12" draw:text-style-name="P6" draw:layer="layout" svg:width="4.742cm" svg:height="1.673cm" svg:x="22.944cm" svg:y="9.398cm">
          <draw:text-box>
            <text:p text:style-name="P2">Project Owner</text:p>
          </draw:text-box>
        </draw:frame>
        <draw:frame draw:style-name="gr13" draw:text-style-name="P6" draw:layer="layout" svg:width="4.318cm" svg:height="0.962cm" svg:x="23.114cm" svg:y="4.323cm">
          <draw:text-box>
            <text:p text:style-name="P2">Attacker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ysb </meta:initial-creator>
    <meta:creation-date>2016-12-01T14:35:13.723529389</meta:creation-date>
    <dc:date>2018-01-05T23:14:18.545259697</dc:date>
    <meta:editing-duration>P3DT23H18M33S</meta:editing-duration>
    <meta:editing-cycles>7</meta:editing-cycles>
    <meta:generator>LibreOffice/5.4.4.2$Linux_X86_64 LibreOffice_project/40$Build-2</meta:generator>
    <meta:document-statistic meta:object-count="52"/>
  </office:meta>
</office:document-meta>
</file>